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5AF000003B107845A8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71cm" svg:stroke-color="#ffff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T1" style:family="text">
      <style:text-properties fo:color="#000000" style:text-line-through-style="none" fo:font-family="Arial" style:font-family-generic="swiss" style:font-pitch="variable" fo:font-size="13pt" fo:letter-spacing="normal" fo:font-style="normal" style:text-underline-style="none" fo:font-weight="normal" style:font-family-asian="'ＭＳ Ｐゴシック'" style:font-family-generic-asian="modern" style:font-pitch-asian="fixed" style:font-size-asian="13pt" style:font-style-asian="normal" style:font-weight-asian="normal" style:font-family-complex="Arial" style:font-family-generic-complex="swiss" style:font-pitch-complex="variable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name="Picture 1" draw:style-name="gr1" draw:text-style-name="P1" draw:layer="layout" svg:width="24.64cm" svg:height="16.001cm" svg:x="0.26cm" svg:y="3.325cm">
          <draw:image xlink:href="Pictures/10000201000005AF000003B107845A8A.png" xlink:type="simple" xlink:show="embed" xlink:actuate="onLoad">
            <text:p/>
          </draw:image>
        </draw:frame>
        <draw:custom-shape draw:name="Rectangle 3" draw:style-name="gr2" draw:text-style-name="P3" draw:layer="layout" svg:width="4.399cm" svg:height="0.599cm" svg:x="8.899cm" svg:y="8.526cm">
          <text:p text:style-name="P2"><text:span text:style-name="T1">causally related 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1T16:35:16</meta:creation-date>
    <dc:date>2013-03-01T16:36:09</dc:date>
    <dc:creator>Mikel Aranguren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